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BE00000062DF6C0705BAA9A782.png" manifest:media-type="image/png"/>
  <manifest:file-entry manifest:full-path="Pictures/100000010000027A0000009FC130CDE540DCD5BD.png" manifest:media-type="image/png"/>
  <manifest:file-entry manifest:full-path="Pictures/10000001000002CA000003C64D42483EC48C830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428aa" officeooo:paragraph-rsid="000428aa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text:tab/><text:tab/> <text:s text:c="9"/><text:span text:style-name="T2">Assignment No : 4</text:span></text:p>
      <text:p text:style-name="P1"><text:span text:style-name="T2"/></text:p>
      <text:p text:style-name="P1"><text:span text:style-name="T2"/></text:p>
      <text:p text:style-name="P1"><draw:frame draw:style-name="fr1" draw:name="Image1" text:anchor-type="char" svg:x="0.053cm" svg:y="0.152cm" svg:width="17cm" svg:height="23.511cm" draw:z-index="0"><draw:image xlink:href="Pictures/10000001000002CA000003C64D42483EC48C8305.png" xlink:type="simple" xlink:show="embed" xlink:actuate="onLoad" draw:mime-type="image/png"/></draw:frame><text:span text:style-name="T2"/></text:p>
      <text:p text:style-name="P1"><text:soft-page-break/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draw:frame draw:style-name="fr1" draw:name="Image2" text:anchor-type="char" svg:x="0.139cm" svg:y="1.508cm" svg:width="16.775cm" svg:height="4.207cm" draw:z-index="1"><draw:image xlink:href="Pictures/100000010000027A0000009FC130CDE540DCD5BD.png" xlink:type="simple" xlink:show="embed" xlink:actuate="onLoad" draw:mime-type="image/png"/></draw:frame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draw:frame draw:style-name="fr1" draw:name="Image3" text:anchor-type="char" svg:x="-0.079cm" svg:y="0.429cm" svg:width="17cm" svg:height="3.558cm" draw:z-index="2"><draw:image xlink:href="Pictures/10000001000002BE00000062DF6C0705BAA9A782.png" xlink:type="simple" xlink:show="embed" xlink:actuate="onLoad" draw:mime-type="image/png"/></draw:frame><text:span text:style-name="T2"/></text:p>
      <text:p text:style-name="P1"><text:span text:style-name="T2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8T17:27:19.079238875</meta:creation-date>
    <dc:date>2023-12-08T17:30:34.429024434</dc:date>
    <meta:editing-duration>PT3M18S</meta:editing-duration>
    <meta:editing-cycles>1</meta:editing-cycles>
    <meta:document-statistic meta:table-count="0" meta:image-count="3" meta:object-count="0" meta:page-count="2" meta:paragraph-count="1" meta:word-count="4" meta:character-count="31" meta:non-whitespace-character-count="14"/>
    <meta:generator>LibreOffice/7.3.7.2$Linux_X86_64 LibreOffice_project/30$Build-2</meta:generator>
  </office:meta>
</office:document-meta>
</file>